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text-properties fo:language="es" fo:country="ES"/>
    </style:style>
    <style:style style:name="P2" style:family="paragraph" style:parent-style-name="Standard">
      <style:paragraph-properties fo:margin-left="0cm" fo:margin-right="0cm" fo:margin-top="0cm" fo:margin-bottom="0cm" style:contextual-spacing="false" fo:orphans="2" fo:widows="2" fo:text-indent="0cm" style:auto-text-indent="false"/>
      <style:text-properties fo:language="es" fo:country="ES" officeooo:paragraph-rsid="0004f5b1"/>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4f5b1"/>
    </style:style>
    <style:style style:name="T4" style:family="text">
      <style:text-properties fo:font-variant="normal" fo:text-transform="none" fo:letter-spacing="normal" fo:font-style="normal" fo:font-weight="normal" officeooo:rsid="000680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span text:style-name="T2">Sofía piensa que es injusto que ella por ser mujer perciba menos salario que el resto de sus compañeros que son hombres, ya que la función que realizan es la misma. Considera que se ha vulnerado su derecho a la no discriminación, en este caso, por razón de sexo. </text:span></text:p>
      <text:p text:style-name="P1"><text:span text:style-name="T2"/></text:p>
      <text:p text:style-name="P1"><text:span text:style-name="T2">- </text:span><text:span text:style-name="T4">Sofía debería acudir a la administración laboral, que es la encargada de regular el cumplimiento de la política laboral, en este caso, de que no haya desigualdad por discriminación de sexo.</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2"><text:span text:style-name="T2">▪Los trabajadores de la Casa del Libro de Madrid afectados por un E.R.E. (Expediente de Regulación de Empleo).</text:span></text:p>
      <text:p text:style-name="P2"><text:span text:style-name="T2"/></text:p>
      <text:p text:style-name="P2"><text:span text:style-name="T2"/></text:p>
      <text:p text:style-name="P2"><text:span text:style-name="T2">- </text:span><text:span text:style-name="T3">Deberían acudir a los Tribunales superiores de Justicia de las Comunidades Autónomas, </text:span><text:span text:style-name="T4">ya que es un colectivo perteneciente a la misma empresa y abarca una comunidad autónoma.</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Amancio ha sido notificado de un despido disciplinario, alegando la empresa una disminución continuada del rendimiento. El trabajador no está de acuerdo con la decisión empresarial, pues él piensa que trabaja igual que siempre. </text:span></text:p>
      <text:p text:style-name="P2"><text:span text:style-name="T2"/></text:p>
      <text:p text:style-name="P2"><text:span text:style-name="T2">- </text:span><text:span text:style-name="T3">Un trabajador que quiera recurrir las decisiones empresariales debe acudir en primera estancia a los servicios de mediación, arbitraje y conciliación (SMAC). Es un requisito previo a la atención judici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1-10-08T12:14:52.122000000</dc:date>
    <meta:editing-duration>PT5M32S</meta:editing-duration>
    <meta:editing-cycles>3</meta:editing-cycles>
    <meta:document-statistic meta:table-count="0" meta:image-count="0" meta:object-count="0" meta:page-count="1" meta:paragraph-count="6" meta:word-count="192" meta:character-count="1176" meta:non-whitespace-character-count="988"/>
  </office:meta>
</office:document-meta>
</file>